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9h</text:p>
          </table:table-cell>
          <table:table-cell table:number-columns-repeated="20"/>
          <table:table-cell office:value-type="float" office:value="300" calcext:value-type="float">
            <text:p>300</text:p>
          </table:table-cell>
          <table:table-cell office:value-type="string" calcext:value-type="string">
            <text:p>9h</text:p>
          </table:table-cell>
          <table:table-cell table:number-columns-repeated="2"/>
          <table:table-cell office:value-type="string" calcext:value-type="string">
            <text:p>Nab_9</text:p>
          </table:table-cell>
          <table:table-cell office:value-type="string" calcext:value-type="string">
            <text:p>Nab_8</text:p>
          </table:table-cell>
          <table:table-cell office:value-type="string" calcext:value-type="string">
            <text:p>Nab_7</text:p>
          </table:table-cell>
          <table:table-cell office:value-type="string" calcext:value-type="string">
            <text:p>Nab_6</text:p>
          </table:table-cell>
          <table:table-cell office:value-type="string" calcext:value-type="string">
            <text:p>Nab_5</text:p>
          </table:table-cell>
          <table:table-cell office:value-type="string" calcext:value-type="string">
            <text:p>Nab_4</text:p>
          </table:table-cell>
          <table:table-cell office:value-type="string" calcext:value-type="string">
            <text:p>Nab_3</text:p>
          </table:table-cell>
          <table:table-cell office:value-type="string" calcext:value-type="string">
            <text:p>Nab_2</text:p>
          </table:table-cell>
          <table:table-cell office:value-type="string" calcext:value-type="string">
            <text:p>Nab_1</text:p>
          </table:table-cell>
          <table:table-cell office:value-type="string" calcext:value-type="string">
            <text:p>Nab_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#OP</text:p>
          </table:table-cell>
          <table:table-cell office:value-type="string" calcext:value-type="string">
            <text:p>OP_0</text:p>
          </table:table-cell>
          <table:table-cell office:value-type="string" calcext:value-type="string">
            <text:p>OP_1</text:p>
          </table:table-cell>
          <table:table-cell office:value-type="string" calcext:value-type="string">
            <text:p>OP_2</text:p>
          </table:table-cell>
          <table:table-cell office:value-type="string" calcext:value-type="string">
            <text:p>OP_3</text:p>
          </table:table-cell>
          <table:table-cell office:value-type="string" calcext:value-type="string">
            <text:p>OP_4</text:p>
          </table:table-cell>
          <table:table-cell office:value-type="string" calcext:value-type="string">
            <text:p>OP_5</text:p>
          </table:table-cell>
          <table:table-cell office:value-type="string" calcext:value-type="string">
            <text:p>OP_6</text:p>
          </table:table-cell>
          <table:table-cell office:value-type="string" calcext:value-type="string">
            <text:p>OP_7</text:p>
          </table:table-cell>
          <table:table-cell office:value-type="string" calcext:value-type="string">
            <text:p>OP_8</text:p>
          </table:table-cell>
          <table:table-cell office:value-type="string" calcext:value-type="string">
            <text:p>OP_9</text:p>
          </table:table-cell>
          <table:table-cell table:number-columns-repeated="8"/>
          <table:table-cell office:value-type="string" calcext:value-type="string">
            <text:p>Erro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#OP</text:p>
          </table:table-cell>
          <table:table-cell office:value-type="string" calcext:value-type="string">
            <text:p>OP_0</text:p>
          </table:table-cell>
          <table:table-cell office:value-type="string" calcext:value-type="string">
            <text:p>OP_1</text:p>
          </table:table-cell>
          <table:table-cell office:value-type="string" calcext:value-type="string">
            <text:p>OP_2</text:p>
          </table:table-cell>
          <table:table-cell office:value-type="string" calcext:value-type="string">
            <text:p>OP_3</text:p>
          </table:table-cell>
          <table:table-cell office:value-type="string" calcext:value-type="string">
            <text:p>OP_4</text:p>
          </table:table-cell>
          <table:table-cell office:value-type="string" calcext:value-type="string">
            <text:p>OP_5</text:p>
          </table:table-cell>
          <table:table-cell office:value-type="string" calcext:value-type="string">
            <text:p>OP_6</text:p>
          </table:table-cell>
          <table:table-cell office:value-type="string" calcext:value-type="string">
            <text:p>OP_7</text:p>
          </table:table-cell>
          <table:table-cell office:value-type="string" calcext:value-type="string">
            <text:p>OP_8</text:p>
          </table:table-cell>
          <table:table-cell office:value-type="string" calcext:value-type="string">
            <text:p>OP_9</text:p>
          </table:table-cell>
        </table:table-row>
        <table:table-row table:style-name="ro1">
          <table:table-cell office:value-type="float" office:value="0.297195" calcext:value-type="float">
            <text:p>0.297195</text:p>
          </table:table-cell>
          <table:table-cell office:value-type="float" office:value="0.349392" calcext:value-type="float">
            <text:p>0.3493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297195" calcext:value-type="float">
            <text:p>0.297195</text:p>
          </table:table-cell>
          <table:table-cell office:value-type="float" office:value="0.349392" calcext:value-type="float">
            <text:p>0.3493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7191" calcext:value-type="float">
            <text:p>0.167191</text:p>
          </table:table-cell>
          <table:table-cell office:value-type="float" office:value="0.324978" calcext:value-type="float">
            <text:p>0.3249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0.167191" calcext:value-type="float">
            <text:p>0.167191</text:p>
          </table:table-cell>
          <table:table-cell office:value-type="float" office:value="0.324978" calcext:value-type="float">
            <text:p>0.3249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87195" calcext:value-type="float">
            <text:p>0.187195</text:p>
          </table:table-cell>
          <table:table-cell office:value-type="float" office:value="0.33572" calcext:value-type="float">
            <text:p>0.335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.187195" calcext:value-type="float">
            <text:p>0.187195</text:p>
          </table:table-cell>
          <table:table-cell office:value-type="float" office:value="0.33572" calcext:value-type="float">
            <text:p>0.335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7194" calcext:value-type="float">
            <text:p>0.217194</text:p>
          </table:table-cell>
          <table:table-cell office:value-type="float" office:value="0.346246" calcext:value-type="float">
            <text:p>0.3462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0.217194" calcext:value-type="float">
            <text:p>0.217194</text:p>
          </table:table-cell>
          <table:table-cell office:value-type="float" office:value="0.346246" calcext:value-type="float">
            <text:p>0.3462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92804" calcext:value-type="float">
            <text:p>-0.092804</text:p>
          </table:table-cell>
          <table:table-cell office:value-type="float" office:value="0.182509" calcext:value-type="float">
            <text:p>0.1825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-0.092804" calcext:value-type="float">
            <text:p>-0.092804</text:p>
          </table:table-cell>
          <table:table-cell office:value-type="float" office:value="0.182509" calcext:value-type="float">
            <text:p>0.1825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1967" calcext:value-type="float">
            <text:p>0.0171967</text:p>
          </table:table-cell>
          <table:table-cell office:value-type="float" office:value="0.318034" calcext:value-type="float">
            <text:p>0.3180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office:value-type="float" office:value="0.0171967" calcext:value-type="float">
            <text:p>0.0171967</text:p>
          </table:table-cell>
          <table:table-cell office:value-type="float" office:value="0.318034" calcext:value-type="float">
            <text:p>0.3180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28094" calcext:value-type="float">
            <text:p>-0.0828094</text:p>
          </table:table-cell>
          <table:table-cell office:value-type="float" office:value="0.298286" calcext:value-type="float">
            <text:p>0.2982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-0.0828094" calcext:value-type="float">
            <text:p>-0.0828094</text:p>
          </table:table-cell>
          <table:table-cell office:value-type="float" office:value="0.298286" calcext:value-type="float">
            <text:p>0.2982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196" calcext:value-type="float">
            <text:p>0.477196</text:p>
          </table:table-cell>
          <table:table-cell office:value-type="float" office:value="0.399523" calcext:value-type="float">
            <text:p>0.3995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0.477196" calcext:value-type="float">
            <text:p>0.477196</text:p>
          </table:table-cell>
          <table:table-cell office:value-type="float" office:value="0.399523" calcext:value-type="float">
            <text:p>0.3995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60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#OP</text:p>
          </table:table-cell>
          <table:table-cell office:value-type="string" calcext:value-type="string">
            <text:p>OP_0</text:p>
          </table:table-cell>
          <table:table-cell office:value-type="string" calcext:value-type="string">
            <text:p>OP_1</text:p>
          </table:table-cell>
          <table:table-cell office:value-type="string" calcext:value-type="string">
            <text:p>OP_2</text:p>
          </table:table-cell>
          <table:table-cell office:value-type="string" calcext:value-type="string">
            <text:p>OP_3</text:p>
          </table:table-cell>
          <table:table-cell office:value-type="string" calcext:value-type="string">
            <text:p>OP_4</text:p>
          </table:table-cell>
          <table:table-cell office:value-type="string" calcext:value-type="string">
            <text:p>OP_5</text:p>
          </table:table-cell>
          <table:table-cell office:value-type="string" calcext:value-type="string">
            <text:p>OP_6</text:p>
          </table:table-cell>
          <table:table-cell office:value-type="string" calcext:value-type="string">
            <text:p>OP_7</text:p>
          </table:table-cell>
          <table:table-cell office:value-type="string" calcext:value-type="string">
            <text:p>OP_8</text:p>
          </table:table-cell>
          <table:table-cell office:value-type="string" calcext:value-type="string">
            <text:p>OP_9</text:p>
          </table:table-cell>
          <table:table-cell table:number-columns-repeated="22"/>
        </table:table-row>
        <table:table-row table:style-name="ro1">
          <table:table-cell office:value-type="float" office:value="0.0271912" calcext:value-type="float">
            <text:p>0.0271912</text:p>
          </table:table-cell>
          <table:table-cell office:value-type="float" office:value="0.118944" calcext:value-type="float">
            <text:p>0.1189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-0.0828094" calcext:value-type="float">
            <text:p>-0.0828094</text:p>
          </table:table-cell>
          <table:table-cell office:value-type="float" office:value="0.0932948" calcext:value-type="float">
            <text:p>0.09329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-0.102806" calcext:value-type="float">
            <text:p>-0.102806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.297195" calcext:value-type="float">
            <text:p>0.297195</text:p>
          </table:table-cell>
          <table:table-cell office:value-type="float" office:value="0.133661" calcext:value-type="float">
            <text:p>0.1336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0.0971909" calcext:value-type="float">
            <text:p>0.0971909</text:p>
          </table:table-cell>
          <table:table-cell office:value-type="float" office:value="0.129131" calcext:value-type="float">
            <text:p>0.1291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-0.0328064" calcext:value-type="float">
            <text:p>-0.0328064</text:p>
          </table:table-cell>
          <table:table-cell office:value-type="float" office:value="0.116508" calcext:value-type="float">
            <text:p>0.1165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0.307198" calcext:value-type="float">
            <text:p>0.307198</text:p>
          </table:table-cell>
          <table:table-cell office:value-type="float" office:value="0.135543" calcext:value-type="float">
            <text:p>0.1355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-0.0428085" calcext:value-type="float">
            <text:p>-0.0428085</text:p>
          </table:table-cell>
          <table:table-cell office:value-type="float" office:value="0.102156" calcext:value-type="float">
            <text:p>0.1021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-0.0728073" calcext:value-type="float">
            <text:p>-0.0728073</text:p>
          </table:table-cell>
          <table:table-cell office:value-type="float" office:value="0.100774" calcext:value-type="float">
            <text:p>0.1007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08:08:50.242409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20:22:10.593470872</meta:creation-date>
    <dc:date>2020-11-13T08:10:35.318700308</dc:date>
    <meta:editing-duration>PT4M48S</meta:editing-duration>
    <meta:editing-cycles>4</meta:editing-cycles>
    <meta:generator>LibreOffice/6.1.5.2$Linux_X86_64 LibreOffice_project/10$Build-2</meta:generator>
    <meta:document-statistic meta:table-count="1" meta:cell-count="408" meta:object-count="0"/>
  </office:meta>
</office:document-meta>
</file>